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17.5pt" style:font-size-complex="20pt"/>
    </style:style>
    <style:style style:name="P2" style:family="paragraph" style:parent-style-name="Standard">
      <style:text-properties fo:font-size="20pt" style:font-size-asian="17.5pt" style:font-size-complex="20pt"/>
    </style:style>
    <style:style style:name="P3" style:family="paragraph" style:parent-style-name="Standard">
      <style:text-properties fo:font-size="20pt" officeooo:paragraph-rsid="000a846b" style:font-size-asian="17.5pt" style:font-size-complex="20pt"/>
    </style:style>
    <style:style style:name="T1" style:family="text">
      <style:text-properties officeooo:rsid="000a84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<text:span text:style-name="T1">Q.1)</text:span> Does ANSI recognize the data type DATE?</text:p>
      <text:p text:style-name="P1"><text:s text:c="2"/>Answer: <text:s/>YES.</text:p>
      <text:p text:style-name="P1"><text:s text:c="4"/></text:p>
      <text:p text:style-name="P1"><text:s text:c="4"/></text:p>
      <text:p text:style-name="P1"><text:span text:style-name="T1">Q.</text:span>2)Which subdivision of SQL is used to insert values in tables? </text:p>
      <text:p text:style-name="P1"><text:s text:c="2"/>Answer:In SQL, the INSERT statement is used to insert values into tables. </text:p>
      <text:p text:style-name="P1"><text:s text:c="2"/>It is part of the Data Manipulation Language (DML) subdivision of SQ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07:19.595855623</meta:creation-date>
    <dc:date>2023-09-13T23:10:24.939265021</dc:date>
    <meta:editing-duration>PT2M2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45" meta:character-count="279" meta:non-whitespace-character-count="222"/>
  </office:meta>
</office:document-meta>
</file>